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nioreplace world 1 1 1 10 10 10 STONE DIRT</text:p>
      <text:p text:style-name="Standard">/nioreplace world 1 1 1 100 100 100 grass|cyan_wool|100 stone|sand|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wen Vnek</meta:initial-creator>
    <meta:creation-date>2018-08-27T09:56:51.94</meta:creation-date>
    <dc:date>2018-08-29T01:45:57.39</dc:date>
    <dc:creator>Owen Vnek</dc:creator>
    <meta:editing-duration>PT7H7M1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2" meta:word-count="20" meta:character-count="112"/>
  </office:meta>
</office:document-meta>
</file>